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429" officeooo:paragraph-rsid="00083429"/>
    </style:style>
    <style:style style:name="P2" style:family="paragraph" style:parent-style-name="Standard">
      <style:text-properties officeooo:rsid="000933a7" officeooo:paragraph-rsid="000933a7"/>
    </style:style>
    <style:style style:name="P3" style:family="paragraph" style:parent-style-name="Standard">
      <style:text-properties officeooo:rsid="0009fb74" officeooo:paragraph-rsid="0009fb74"/>
    </style:style>
    <style:style style:name="T1" style:family="text">
      <style:text-properties officeooo:rsid="000a8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tpe rendu – Sécurité et administration système</text:p>
      <text:p text:style-name="P1"/>
      <text:p text:style-name="P1">TP1</text:p>
      <text:p text:style-name="P1"/>
      <text:p text:style-name="P1">1</text:p>
      <text:p text:style-name="P1"/>
      <text:p text:style-name="P1">1. find ~</text:p>
      <text:p text:style-name="P1"/>
      <text:p text:style-name="P1">2.</text:p>
      <text:p text:style-name="P1">find ~ -name *.c -o -name *.h</text:p>
      <text:p text:style-name="P2">find <text:span text:style-name="T1">~ </text:span>-size 0b</text:p>
      <text:p text:style-name="P3">find <text:span text:style-name="T1">~ </text:span>-size +512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1 </meta:initial-creator>
    <meta:creation-date>2017-01-06T13:38:36.416420229</meta:creation-date>
    <dc:date>2017-01-06T13:50:21.831071179</dc:date>
    <dc:creator>Master1 </dc:creator>
    <meta:editing-duration>PT5M1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7" meta:character-count="126" meta:non-whitespace-character-count="106"/>
  </office:meta>
</office:document-meta>
</file>